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dd4814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1" style:family="graphic" style:parent-style-name="standard">
      <style:graphic-properties draw:stroke="none" svg:stroke-color="#000000" draw:fill="none" draw:fill-color="#ffffff" fo:min-height="1.401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6" style:family="graphic" style:parent-style-name="standard">
      <style:graphic-properties draw:stroke="none" svg:stroke-color="#000000" draw:fill="none" draw:fill-color="#dd4814" fo:min-height="1.655cm"/>
    </style:style>
    <style:style style:name="gr37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8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9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loext:graphic-properties draw:fill-color="#dd4814"/>
      <style:paragraph-properties fo:text-align="center"/>
    </style:style>
    <style:style style:name="P14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font-size="28pt" style:font-size-asian="28pt" style:font-size-complex="28pt"/>
    </style:style>
    <style:style style:name="P18" style:family="paragraph">
      <style:paragraph-properties fo:text-align="center"/>
      <style:text-properties fo:font-size="32pt" style:font-size-asian="32pt" style:font-size-complex="32pt"/>
    </style:style>
    <style:style style:name="P19" style:family="paragraph"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1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2" style:family="paragraph">
      <style:text-properties fo:color="#ff3333"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dd4814"/>
      <style:text-properties fo:color="#ff3333" fo:font-size="36pt" fo:font-weight="bold" style:font-size-asian="36pt" style:font-weight-asian="bold" style:font-size-complex="36pt" style:font-weight-complex="bold"/>
    </style:style>
    <style:style style:name="P24" style:family="paragraph">
      <style:text-properties fo:font-size="32pt" style:font-size-asian="32pt" style:font-size-complex="32pt"/>
    </style:style>
    <style:style style:name="P25" style:family="paragraph">
      <loext:graphic-properties draw:fill="none" draw:fill-color="#ffffff"/>
      <style:text-properties fo:font-size="32pt" style:font-size-asian="32pt" style:font-size-complex="32pt"/>
    </style:style>
    <style:style style:name="P2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7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ff3333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2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2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2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3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9" draw:text-style-name="P14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2.159cm" svg:height="1.651cm" svg:x="2.397cm" svg:y="5.445cm">
          <draw:text-box>
            <text:p text:style-name="P16"><text:span text:style-name="T6">$t0</text:span></text:p>
          </draw:text-box>
        </draw:frame>
        <draw:custom-shape draw:style-name="gr32" draw:text-style-name="P18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31" draw:text-style-name="P17" draw:layer="layout" svg:width="2.159cm" svg:height="1.651cm" svg:x="2.398cm" svg:y="7.246cm">
          <draw:text-box>
            <text:p text:style-name="P16"><text:span text:style-name="T6">$t1</text:span></text:p>
          </draw:text-box>
        </draw:frame>
        <draw:frame draw:style-name="gr33" draw:text-style-name="P20" draw:layer="layout" svg:width="3.048cm" svg:height="1.778cm" svg:x="44.812cm" svg:y="4.116cm">
          <draw:text-box>
            <text:p text:style-name="P19"><text:span text:style-name="T7">wait:</text:span></text:p>
          </draw:text-box>
        </draw:frame>
        <draw:custom-shape draw:style-name="gr34" draw:text-style-name="P21" draw:layer="layout" svg:width="8.258cm" svg:height="1.893cm" svg:x="4.28cm" svg:y="5.096cm">
          <text:p text:style-name="P18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8.258cm" svg:height="2.005cm" svg:x="4.28cm" svg:y="6.996cm">
          <text:p text:style-name="P18"><text:span text:style-name="T5">1</text:span></text:p>
          <draw:enhanced-geometry svg:viewBox="0 0 21600 21600" draw:type="rectangle" draw:enhanced-path="M 0 0 L 21600 0 21600 21600 0 21600 0 0 Z N"/>
        </draw:custom-shape>
        <draw:frame draw:style-name="gr36" draw:text-style-name="P23" draw:layer="layout" svg:width="1.524cm" svg:height="1.905cm" svg:x="32.242cm" svg:y="41.386cm">
          <draw:text-box>
            <text:p text:style-name="P22"><text:span text:style-name="T8">1</text:span></text:p>
          </draw:text-box>
        </draw:frame>
        <draw:frame draw:style-name="gr24" draw:text-style-name="P25" draw:layer="layout" svg:width="1.127cm" svg:height="1.905cm" svg:x="31.242cm" svg:y="41.387cm">
          <draw:text-box>
            <text:p text:style-name="P24"><text:span text:style-name="T5">0</text:span></text:p>
          </draw:text-box>
        </draw:frame>
        <draw:line draw:style-name="gr37" draw:text-style-name="P5" xml:id="id7" draw:id="id7" draw:layer="layout" svg:x1="56.626cm" svg:y1="4.937cm" svg:x2="60.69cm" svg:y2="4.937cm">
          <text:p/>
        </draw:line>
        <draw:connector draw:style-name="gr38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8" draw:text-style-name="P5" draw:layer="layout" svg:x1="56.245cm" svg:y1="12.938cm" svg:x2="56.245cm" svg:y2="20.609cm">
          <text:p/>
        </draw:line>
        <draw:frame draw:style-name="gr39" draw:text-style-name="P27" draw:layer="layout" svg:width="11.176cm" svg:height="2.273cm" svg:x="11.033cm" svg:y="17.65cm">
          <draw:text-box>
            <text:p text:style-name="P26"><text:span text:style-name="T9">beq $t0, $0, wa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48:04.579270199</dc:date>
    <meta:editing-duration>PT1H53M46S</meta:editing-duration>
    <meta:editing-cycles>23</meta:editing-cycles>
    <meta:generator>LibreOffice/5.1.6.2$Linux_X86_64 LibreOffice_project/10m0$Build-2</meta:generator>
    <meta:document-statistic meta:object-count="52"/>
  </office:meta>
</office:document-meta>
</file>